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679be" officeooo:paragraph-rsid="001679be"/>
    </style:style>
    <style:style style:name="P2" style:family="paragraph" style:parent-style-name="Preformatted_20_Text">
      <style:text-properties officeooo:rsid="001b9413" officeooo:paragraph-rsid="001b9413"/>
    </style:style>
    <style:style style:name="P3" style:family="paragraph" style:parent-style-name="Preformatted_20_Text">
      <style:text-properties officeooo:rsid="001e4c0f" officeooo:paragraph-rsid="001e4c0f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Google Sans" fo:font-size="21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T1" style:family="text">
      <style:text-properties officeooo:rsid="001679be"/>
    </style:style>
    <style:style style:name="T2" style:family="text">
      <style:text-properties style:font-name="arial" fo:font-size="12pt"/>
    </style:style>
    <style:style style:name="T3" style:family="text">
      <style:text-properties fo:font-size="13pt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from the paper</text:p>
      <text:p text:style-name="Preformatted_20_Text"/>
      <text:p text:style-name="Preformatted_20_Text">MEMS - Micro electro mechanical systems</text:p>
      <text:p text:style-name="Preformatted_20_Text"/>
      <text:p text:style-name="Preformatted_20_Text">Accelerometer, gyroscope and a magnetometer <text:span text:style-name="T1">(basically a compass)</text:span> cluster</text:p>
      <text:p text:style-name="Preformatted_20_Text"/>
      <text:p text:style-name="Preformatted_20_Text">Low cost MEMS based IMU are usually affected by non a<text:span text:style-name="T1">c</text:span>curate scaling, sensor axis misalignments, cross-axis sensitivities and non zero biases. The IMU calibration refers to the process of identifying these quantities</text:p>
      <text:p text:style-name="Preformatted_20_Text"/>
      <text:p text:style-name="Preformatted_20_Text">Here neglecting cross-axis sensitivities, since for minor misalignments and minor cross-axis sensitivities errors it is usually difficult to distinguish between them.</text:p>
      <text:p text:style-name="Preformatted_20_Text"/>
      <text:p text:style-name="Preformatted_20_Text">gravity vector positions measured by the accelerometers can be used as a reference to calibrate the gyroscope triad. </text:p>
      <text:p text:style-name="Preformatted_20_Text"/>
      <text:p text:style-name="Preformatted_20_Text">In this procedure the gyroscope calibration accuracy strongly depends on the accuracy of the accelerometers calibration used as a reference.</text:p>
      <text:p text:style-name="Preformatted_20_Text"/>
      <text:p text:style-name="Preformatted_20_Text"/>
      <text:p text:style-name="Preformatted_20_Text">SENSOR ERROR MODEL</text:p>
      <text:p text:style-name="Preformatted_20_Text"/>
      <text:p text:style-name="Preformatted_20_Text">For an ideal IMU, the 3 axes of the accelerometers triad and the 3 axes of the gyroscope triad define a single, shared, orthogonal(perpendicular to each other) 3D frame </text:p>
      <text:p text:style-name="Preformatted_20_Text"/>
      <text:p text:style-name="Preformatted_20_Text">Each accelerometer senses the acceleration along of one distinct axis, while each gyroscope measures the angular velocity around the same axis.</text:p>
      <text:p text:style-name="Preformatted_20_Text"/>
      <text:p text:style-name="Preformatted_20_Text">in real IMUS, due to assembly inaccuracy, the two trids form two distinct(misaligned) non-orthogona, frames. also single sensors are not perfect. output signals are almost always affected be non zero, variable biases</text:p>
      <text:p text:style-name="Preformatted_20_Text"/>
      <text:p text:style-name="Preformatted_20_Text">Runge-Kutta numerical integration method to improve the accuracy of the gyroscope calibration</text:p>
      <text:p text:style-name="Preformatted_20_Text"/>
      <text:p text:style-name="Preformatted_20_Text">Each accelerometer senses the acceleration along of one distinct axis, while each gyroscope measures the angular velocity around the same axis.</text:p>
      <text:p text:style-name="Preformatted_20_Text"/>
      <text:p text:style-name="P2">Signal averaging can reduce the noise</text:p>
      <text:p text:style-name="P2"/>
      <text:p text:style-name="P2">The accuracy of the calibration strongly depends on the reliability in the classification between static and motion intervals: to calibrate the accelerometers we use static intervals, while for gyroscopes calibration we also include the motion intervals between two consecutive static intervals</text:p>
      <text:p text:style-name="P2"/>
      <text:p text:style-name="P2">variance based static detector operator, that exploits the lower bound in the lengths of the static interval introduced above</text:p>
      <text:p text:style-name="P2"/>
      <text:p text:style-name="P3">Variance?</text:p>
      <text:p text:style-name="P3"/>
      <text:p text:style-name="Preformatted_20_Text"/>
      <text:p text:style-name="P4"><text:span text:style-name="T3">orthogonal</text:span> - <text:span text:style-name="T2">of or involving right angles; at right angles.</text:span></text:p>
      <text:p text:style-name="P5">Acronyms - an abbreviation formed from the initial letters of other words and pronounced as a word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7T09:26:25.876161392</dc:date>
    <meta:editing-duration>PT19H46M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322" meta:character-count="2174" meta:non-whitespace-character-count="1869"/>
  </office:meta>
</office:document-meta>
</file>